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6965in" fo:margin-left="0in" table:align="left"/>
    </style:style>
    <style:style style:name="Table1.A" style:family="table-column">
      <style:table-column-properties style:column-width="1.8826in"/>
    </style:style>
    <style:style style:name="Table1.B" style:family="table-column">
      <style:table-column-properties style:column-width="1.934in"/>
    </style:style>
    <style:style style:name="Table1.C" style:family="table-column">
      <style:table-column-properties style:column-width="2.879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list-style-name="L1"/>
    <style:style style:name="P2" style:family="paragraph" style:parent-style-name="Table_20_Contents">
      <style:text-properties fo:font-size="10pt" style:font-size-asian="10pt" style:font-size-complex="10pt"/>
    </style:style>
    <style:style style:name="P3" style:family="paragraph" style:parent-style-name="Table_20_Contents">
      <style:text-properties fo:font-size="8pt" style:font-size-asian="8pt" style:font-size-complex="8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3PCatalog NetCDF synchronisatie</text:h>
      <text:h text:style-name="Heading_20_2" text:outline-level="2">Instructie</text:h>
      <text:p text:style-name="Text_20_body">Bij het openen van een NetCDF bestanden (.nc extensie) in een lokale map wordt de “Synchroniseren” knop actief. Bij het indrukken van deze knop worden de volgende acties uitgevoerd:</text:p>
      <text:list xml:id="list1875599605" text:style-name="L1">
        <text:list-item>
          <text:p text:style-name="P1">De metadata (attributen) van het NetCDF bestand wordt uitgelezen in NCML formaat</text:p>
        </text:list-item>
        <text:list-item>
          <text:p text:style-name="P1">Globale attributen worden gebruikt om velden in de ISO 19115 metadata te vullen (zie volgende hoofdstuk)</text:p>
        </text:list-item>
        <text:list-item>
          <text:p text:style-name="P1">Indien aanwezig worden attributen in de NetCDF “iso_dataset” variabele gebruikt om de ISO 19115 metadata velden te vullen volgens de ADAGUC standaard, waarbij die de in het vorige punt gevulde waardes overschrijven</text:p>
        </text:list-item>
      </text:list>
      <text:p text:style-name="Text_20_body">Na het opslaan van de metadata met de “Opslaan” knop wordt de metadata opgeslagen in een bestand met dezelfde naam als het NetCDF bestand met “.xml” aan de bestandsnaam toegevoegd. Dit bestand is niet zichtbaar in de “Bestanden verkennen” tab van B3P Catalog (het wordt uitgelezen wanneer het NetCDF bestand wordt geselecteerd). De metadata is te openen via het bestandssysteem of met een druk op de knop “Exporteren” (kies voor alle metadata, “Ja”). De originele NCML metadata staat in het element &lt;netcdf&gt; onder het &lt;metadata&gt; element.</text:p>
      <text:p text:style-name="Text_20_body">Bij het opslaan van metadata wordt alleen geschreven naar het .nc.xml bestand. Het NetCDF bestand zelf wordt niet gewijzigd. Een mogelijke toekomstige uitbreiding is het updaten van de attributen van de “iso_dataset” variabele.</text:p>
      <text:h text:style-name="Heading_20_2" text:outline-level="2">Synchronisatie van NCML naar ISO 19115 metadata</text:h>
      <table:table table:name="Table1" table:style-name="Table1">
        <table:table-column table:style-name="Table1.A"/>
        <table:table-column table:style-name="Table1.B"/>
        <table:table-column table:style-name="Table1.C"/>
        <table:table-row>
          <table:table-cell table:style-name="Table1.A1" office:value-type="string">
            <text:p text:style-name="P2">NetCDF globaal attribuut</text:p>
          </table:table-cell>
          <table:table-cell table:style-name="Table1.A1" office:value-type="string">
            <text:p text:style-name="P2">ISO 19115 veld</text:p>
          </table:table-cell>
          <table:table-cell table:style-name="Table1.C1" office:value-type="string">
            <text:p text:style-name="P3">XPath</text:p>
          </table:table-cell>
        </table:table-row>
        <table:table-row>
          <table:table-cell table:style-name="Table1.A2" office:value-type="string">
            <text:p text:style-name="P2">(geen, vaste waarde “NetCDF”)</text:p>
          </table:table-cell>
          <table:table-cell table:style-name="Table1.A2" office:value-type="string">
            <text:p text:style-name="P2">Naam distributie formaat</text:p>
          </table:table-cell>
          <table:table-cell table:style-name="Table1.C2" office:value-type="string">
            <text:p text:style-name="P3">gmd:distributionInfo/gmd:MD_Distribution/gmd:distributionFormat[1]/gmd:MD_Format/gmd:name</text:p>
          </table:table-cell>
        </table:table-row>
        <table:table-row>
          <table:table-cell table:style-name="Table1.A2" office:value-type="string">
            <text:p text:style-name="P2">title</text:p>
          </table:table-cell>
          <table:table-cell table:style-name="Table1.A2" office:value-type="string">
            <text:p text:style-name="P2">Titel</text:p>
          </table:table-cell>
          <table:table-cell table:style-name="Table1.C2" office:value-type="string">
            <text:p text:style-name="P3">gmd:identificationInfo/gmd:MD_DataIdentification/gmd:citation/gmd:CI_Citation/gmd:title<text:tab/></text:p>
          </table:table-cell>
        </table:table-row>
        <table:table-row>
          <table:table-cell table:style-name="Table1.A2" office:value-type="string">
            <text:p text:style-name="P2">source</text:p>
          </table:table-cell>
          <table:table-cell table:style-name="Table1.A2" office:value-type="string">
            <text:p text:style-name="P2">Algemene beschrijving herkomst</text:p>
          </table:table-cell>
          <table:table-cell table:style-name="Table1.C2" office:value-type="string">
            <text:p text:style-name="P3">gmd:dataQualityInfo/gmd:DQ_DataQuality/gmd:lineage/gmd:LI_Lineage/gmd:statement</text:p>
          </table:table-cell>
        </table:table-row>
        <table:table-row>
          <table:table-cell table:style-name="Table1.A2" office:value-type="string">
            <text:p text:style-name="P2">institution</text:p>
          </table:table-cell>
          <table:table-cell table:style-name="Table1.A2" office:value-type="string">
            <text:p text:style-name="P2">Naam verantw. organisatie bron</text:p>
          </table:table-cell>
          <table:table-cell table:style-name="Table1.C2" office:value-type="string">
            <text:p text:style-name="P3">gmd:identificationInfo/gmd:MD_DataIdentification/gmd:pointOfContact/gmd:CI_ResponsibleParty/gmd:organisationName</text:p>
          </table:table-cell>
        </table:table-row>
        <table:table-row>
          <table:table-cell table:style-name="Table1.A2" office:value-type="string">
            <text:p text:style-name="P2">email</text:p>
          </table:table-cell>
          <table:table-cell table:style-name="Table1.A2" office:value-type="string">
            <text:p text:style-name="P2">E-mail verantw. organisatie bron</text:p>
          </table:table-cell>
          <table:table-cell table:style-name="Table1.C2" office:value-type="string">
            <text:p text:style-name="P3">gmd:identificationInfo/gmd:MD_DataIdentification/gmd:pointOfContact/gmd:CI_ResponsibleParty/gmd:contactInfo/gmd:CI_Contact/gmd:address/gmd:CI_Address/gmd:electronicMailAddress</text:p>
          </table:table-cell>
        </table:table-row>
        <table:table-row>
          <table:table-cell table:style-name="Table1.A2" office:value-type="string">
            <text:p text:style-name="P2">terms_for_use</text:p>
          </table:table-cell>
          <table:table-cell table:style-name="Table1.A2" office:value-type="string">
            <text:p text:style-name="P2">Gebruiksbeperkingen</text:p>
          </table:table-cell>
          <table:table-cell table:style-name="Table1.C2" office:value-type="string">
            <text:p text:style-name="P3">gmd:identificationInfo/gmd:MD_DataIdentification/gmd:resourceConstraints[1]/gmd:MD_Constraints/gmd:useLimitation</text:p>
          </table:table-cell>
        </table:table-row>
        <table:table-row>
          <table:table-cell table:style-name="Table1.A2" office:value-type="string">
            <text:p text:style-name="P2">references, comment, version, disclaimer, Conventions, history</text:p>
          </table:table-cell>
          <table:table-cell table:style-name="Table1.A2" office:value-type="string">
            <text:p text:style-name="P2">Worden opgesomd in het “abstract” veld</text:p>
          </table:table-cell>
          <table:table-cell table:style-name="Table1.C2" office:value-type="string">
            <text:p text:style-name="P3">gmd:identificationInfo/gmd:MD_DataIdentification/gmd:abstract</text:p>
          </table:table-cell>
        </table:table-row>
        <table:table-row>
          <table:table-cell table:style-name="Table1.A2" office:value-type="string">
            <text:p text:style-name="P2">geospatial_lat_min, geospatial_lat_max, geospatial_lon_min, geospatial_lon_max</text:p>
          </table:table-cell>
          <table:table-cell table:style-name="Table1.A2" office:value-type="string">
            <text:p text:style-name="P2">Omgrenzende rechthoek</text:p>
          </table:table-cell>
          <table:table-cell table:style-name="Table1.C2" office:value-type="string">
            <text:p text:style-name="P3">gmd:identificationInfo/gmd:MD_DataIdentification/gmd:extent/gmd:EX_Extent/gmd:geographicElement/gmd:EX_GeographicBoundingBox</text:p>
          </table:table-cell>
        </table:table-row>
        <table:table-row>
          <table:table-cell table:style-name="Table1.A2" office:value-type="string">
            <text:p text:style-name="P2">time_coverage_start, time_coverage_end</text:p>
          </table:table-cell>
          <table:table-cell table:style-name="Table1.A2" office:value-type="string">
            <text:p text:style-name="P2">Temporele dekking</text:p>
          </table:table-cell>
          <table:table-cell table:style-name="Table1.C2" office:value-type="string">
            <text:p text:style-name="P3">gmd:identificationInfo/gmd:MD_DataIdentification/gmd:extent/gmd:EX_Extent/gmd:temporalElement/gmd:EX_TemporalExtent/gmd:extent/gml:TimePeriod</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nl" fo:country="NL"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hijsln </meta:initial-creator>
    <meta:creation-date>2012-07-04T16:43:54</meta:creation-date>
    <meta:document-statistic meta:table-count="1" meta:image-count="0" meta:object-count="0" meta:page-count="1" meta:paragraph-count="39" meta:word-count="285" meta:character-count="2922" meta:non-whitespace-character-count="2678"/>
    <dc:date>2012-07-04T17:02:08</dc:date>
    <dc:creator>matthijsln </dc:creator>
    <meta:editing-duration>PT2M54S</meta:editing-duration>
    <meta:editing-cycles>1</meta:editing-cycles>
    <meta:generator>LibreOffice/3.4$Unix LibreOffice_project/340m1$Build-402</meta:generator>
  </office:meta>
</office:document-meta>
</file>